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9c9" officeooo:paragraph-rsid="000359c9"/>
    </style:style>
    <style:style style:name="P2" style:family="paragraph" style:parent-style-name="Standard">
      <style:text-properties officeooo:rsid="0004eeee" officeooo:paragraph-rsid="0004eeee"/>
    </style:style>
    <style:style style:name="T1" style:family="text">
      <style:text-properties officeooo:rsid="0004eeee"/>
    </style:style>
    <style:style style:name="T2" style:family="text">
      <style:text-properties officeooo:rsid="000595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bash commands</text:p>
      <text:p text:style-name="P1"/>
      <text:p text:style-name="P1"/>
      <text:p text:style-name="P1">ls: lists down all the files anad directories in the current working directory</text:p>
      <text:p text:style-name="P1">ls -a: also lists hidden files whose name starts with .and .. </text:p>
      <text:p text:style-name="P1">ls -l: lists contents in long format</text:p>
      <text:p text:style-name="P1">ls -t: lists as per time modified</text:p>
      <text:p text:style-name="P1"/>
      <text:p text:style-name="P1">cd: move to a directory</text:p>
      <text:p text:style-name="P1">cd .. :go back one directory</text:p>
      <text:p text:style-name="P1"/>
      <text:p text:style-name="P1">cp file1.txt file2.txt : copies contents of file1 to file2</text:p>
      <text:p text:style-name="P1"/>
      <text:p text:style-name="P1">cat file.txt : diaplays contents of that file</text:p>
      <text:p text:style-name="P1"/>
      <text:p text:style-name="P1">sort file.txt : sorts contents of file in ascending order</text:p>
      <text:p text:style-name="P1"/>
      <text:p text:style-name="P2">uniq : filters adjacent duplicates in a file</text:p>
      <text:p text:style-name="P1"/>
      <text:p text:style-name="P1">mv file.txt directory/ : moves file to the particular directory mentioned</text:p>
      <text:p text:style-name="P1"/>
      <text:p text:style-name="P1">rm : removes a mentioned file in the current working directory</text:p>
      <text:p text:style-name="P1">rm -rf: <text:span text:style-name="T1">removes the directory and all the child directories</text:span></text:p>
      <text:p text:style-name="P1"/>
      <text:p text:style-name="P2">| :takes output from LHS from and gives it as input to RHS</text:p>
      <text:p text:style-name="P2"/>
      <text:p text:style-name="P2">* : Wildcards -select group of files in the working directory</text:p>
      <text:p text:style-name="P2">m*.txt : select group of files starting with m and ends in .txt</text:p>
      <text:p text:style-name="P2"/>
      <text:p text:style-name="P2">wc : displays no.of lines,words,characters</text:p>
      <text:p text:style-name="P2"/>
      <text:p text:style-name="P2">grep : searches for a regular expression globally</text:p>
      <text:p text:style-name="P2">grep -i: case insensitive</text:p>
      <text:p text:style-name="P2">grep -R: searches all files in a directory and outputs filenames</text:p>
      <text:p text:style-name="P2"/>
      <text:p text:style-name="P2">sed: similar to find and replace <text:span text:style-name="T2">and outputs it</text:span></text:p>
      <text:p text:style-name="P2"/>
      <text:p text:style-name="P2">source ~/.bashprofile : brings current changes activated</text:p>
      <text:p text:style-name="P2"/>
      <text:p text:style-name="P2">aliases : to make keyboard shortcuts</text:p>
      <text:p text:style-name="P2"/>
      <text:p text:style-name="P2">export : to define a variable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2:48:28.402771390</meta:creation-date>
    <dc:date>2018-06-15T13:11:49.622737442</dc:date>
    <meta:editing-duration>PT1M29S</meta:editing-duration>
    <meta:editing-cycles>1</meta:editing-cycles>
    <meta:document-statistic meta:table-count="0" meta:image-count="0" meta:object-count="0" meta:page-count="1" meta:paragraph-count="26" meta:word-count="214" meta:character-count="1208" meta:non-whitespace-character-count="1017"/>
    <meta:generator>LibreOffice/5.1.6.2$Linux_X86_64 LibreOffice_project/10m0$Build-2</meta:generator>
  </office:meta>
</office:document-meta>
</file>